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6513" officeooo:paragraph-rsid="00096513"/>
    </style:style>
    <style:style style:name="P2" style:family="paragraph" style:parent-style-name="Standard">
      <style:text-properties officeooo:rsid="00096513" officeooo:paragraph-rsid="000a87af"/>
    </style:style>
    <style:style style:name="P3" style:family="paragraph" style:parent-style-name="Standard">
      <style:text-properties officeooo:rsid="00096513" officeooo:paragraph-rsid="000c3b7c"/>
    </style:style>
    <style:style style:name="P4" style:family="paragraph" style:parent-style-name="Standard">
      <style:text-properties officeooo:rsid="00096513" officeooo:paragraph-rsid="000cefac"/>
    </style:style>
    <style:style style:name="P5" style:family="paragraph" style:parent-style-name="Standard">
      <style:text-properties fo:font-variant="normal" fo:text-transform="none" fo:color="#0f0400" style:font-name="Verdana" fo:font-size="10.5pt" fo:letter-spacing="normal" fo:font-style="normal" fo:font-weight="normal" officeooo:rsid="00096513" officeooo:paragraph-rsid="00096513"/>
    </style:style>
    <style:style style:name="P6" style:family="paragraph" style:parent-style-name="Standard">
      <style:text-properties officeooo:rsid="000a87af" officeooo:paragraph-rsid="000c3b7c"/>
    </style:style>
    <style:style style:name="P7" style:family="paragraph" style:parent-style-name="Standard">
      <style:text-properties officeooo:rsid="000c3b7c" officeooo:paragraph-rsid="000c3b7c"/>
    </style:style>
    <style:style style:name="P8" style:family="paragraph" style:parent-style-name="Standard">
      <style:text-properties officeooo:rsid="000c3b7c" officeooo:paragraph-rsid="000cefac"/>
    </style:style>
    <style:style style:name="P9" style:family="paragraph" style:parent-style-name="Standard">
      <style:text-properties officeooo:rsid="000eddfe" officeooo:paragraph-rsid="000eddfe"/>
    </style:style>
    <style:style style:name="P10" style:family="paragraph" style:parent-style-name="Standard">
      <style:text-properties officeooo:rsid="00096513" officeooo:paragraph-rsid="001150b1"/>
    </style:style>
    <style:style style:name="P11" style:family="paragraph" style:parent-style-name="Standard">
      <style:text-properties officeooo:rsid="00096513" officeooo:paragraph-rsid="0011fccf"/>
    </style:style>
    <style:style style:name="P12" style:family="paragraph" style:parent-style-name="Standard">
      <style:text-properties officeooo:rsid="00096513" officeooo:paragraph-rsid="00124eac"/>
    </style:style>
    <style:style style:name="P13" style:family="paragraph" style:parent-style-name="Standard">
      <style:text-properties officeooo:rsid="00096513" officeooo:paragraph-rsid="00140f61"/>
    </style:style>
    <style:style style:name="P14" style:family="paragraph" style:parent-style-name="Standard">
      <style:text-properties officeooo:rsid="00096513" officeooo:paragraph-rsid="0015f9ea"/>
    </style:style>
    <style:style style:name="P15" style:family="paragraph" style:parent-style-name="Standard">
      <style:text-properties officeooo:rsid="00096513" officeooo:paragraph-rsid="00170418"/>
    </style:style>
    <style:style style:name="P16" style:family="paragraph" style:parent-style-name="Standard">
      <style:text-properties officeooo:rsid="00140f61" officeooo:paragraph-rsid="00140f61"/>
    </style:style>
    <style:style style:name="P17" style:family="paragraph" style:parent-style-name="Standard">
      <style:text-properties officeooo:rsid="00152e3c" officeooo:paragraph-rsid="00152e3c"/>
    </style:style>
    <style:style style:name="T1" style:family="text">
      <style:text-properties officeooo:rsid="000cefac"/>
    </style:style>
    <style:style style:name="T2" style:family="text">
      <style:text-properties officeooo:rsid="001150b1"/>
    </style:style>
    <style:style style:name="T3" style:family="text">
      <style:text-properties officeooo:rsid="0011fccf"/>
    </style:style>
    <style:style style:name="T4" style:family="text">
      <style:text-properties officeooo:rsid="00124eac"/>
    </style:style>
    <style:style style:name="T5" style:family="text">
      <style:text-properties officeooo:rsid="0015f9ea"/>
    </style:style>
    <style:style style:name="T6" style:family="text">
      <style:text-properties officeooo:rsid="001704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Tem uma colega com uma duvida que pode ser de mais alguns então vou socializar aqui</text:p>
      <text:p text:style-name="P1"/>
      <text:p text:style-name="P5">Bom dia Prezado Professor João não entendi os exercios 3 e 7 das ultimas atividades poderia me explicar.</text:p>
      <text:p text:style-name="P5"/>
      <text:p text:style-name="P1"/>
      <text:p text:style-name="P1">Bom dia Caríssima Acadêmica …., estas atividades 03 e 07, deves arrastar a resposta que esta a direita para a pergunta que esta a esquerda uma vez feito isso podes solicitar uma pista ou conferir se acertou a resposta. Como se fosse um, ligar as colunas interativo.</text:p>
      <text:p text:style-name="P1"/>
      <text:p text:style-name="P1"/>
      <text:p text:style-name="P1"/>
      <text:p text:style-name="P1"/>
      <text:p text:style-name="P1">Bom dia Caríssimos acadêmicos, </text:p>
      <text:p text:style-name="P1"/>
      <text:p text:style-name="P1">Temos um colega com uma dúvida que pode ser comum aos outros grupos</text:p>
      <text:p text:style-name="P1"/>
      <text:p text:style-name="P1"/>
      <text:p text:style-name="P1">Bom dia prezado professor João, fiquei responsável pela parte de software de monitoramento remoto via pc, só que estou batendo cabeça para achar algo sobre baseado no que entendi sobre o que está pedindo....</text:p>
      <text:p text:style-name="P1"> Quero que verifique, a existencia de programas que tratam de intrusao em computadores, tem muitos por ai </text:p>
      <text:p text:style-name="P1">ou pode ser controle remoto intrusivo</text:p>
      <text:p text:style-name="P1"/>
      <text:p text:style-name="P1">Pois nestes programas fica muito visivel os conceitos que serao apresentados na pesquisa de ipv4</text:p>
      <text:p text:style-name="P1">e a evolucao no futuro para ipv6, pois vamos visualizar ip, dns, mac,</text:p>
      <text:p text:style-name="P1"/>
      <text:p text:style-name="P1">Link encap:Loopback Local <text:s/></text:p>
      <text:p text:style-name="P1"><text:s text:c="10"/>inet end.: 127.0.0.1 <text:s/>Masc:255.0.0.0 </text:p>
      <text:p text:style-name="P1"><text:s text:c="10"/>endereço inet6: ::1/128 Escopo:Máquina </text:p>
      <text:p text:style-name="P1"><text:s text:c="8"/></text:p>
      <text:p text:style-name="P1"/>
      <text:p text:style-name="P1">wlan0 <text:s/>Link encap:Ethernet <text:s/>Endereço de HW 90:48:9a:f0:86:7f <text:s/></text:p>
      <text:p text:style-name="P1"><text:s text:c="10"/>inet end.: 172.168.1.104 <text:s/>Bcast:172.168.1.255 <text:s/>Masc:255.255.255.0 </text:p>
      <text:p text:style-name="P1"><text:s text:c="10"/>endereço inet6: fe80::9248:9aff:fef0:867f/64 Escopo:Link </text:p>
      <text:p text:style-name="P1"><text:s text:c="10"/>UP BROADCAST RUNNING MULTICAST <text:s/>MTU:1500 <text:s/>Métrica:1 </text:p>
      <text:p text:style-name="P1"><text:s text:c="9"/>Pacotes TX:14951 erros:0 descartados:0 excesso:0 portadora:0 </text:p>
      <text:p text:style-name="P1"><text:s text:c="10"/>colisões:0 txqueuelen:1000 </text:p>
      <text:p text:style-name="P2"><text:s text:c="10"/>RX bytes:15101199 (15.1 MB) TX bytes:2132284 (2.1 MB) </text:p>
      <text:p text:style-name="P2"/>
      <text:p text:style-name="P2"/>
      <text:p text:style-name="P2"/>
      <text:p text:style-name="P6">Bom dia hoje a tarde irei, voluntariamente, <text:s/>até o são lucas para auxiliar os alunos que tenham alguma dificuldades em seu projeto para o salão cientifico, anotem previamente suas duvidas, para agilizar nossa atividade. Aproveitem esta oportunidade, pois orientação individual, rende até 10x mais que orientações coletivas, pois posso dar atenção exclusiva, e tirar as dúvidas, atenciosamente Professor João Moreira.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7">width="1093" height="394" role="presentation" style="" class="img-responsive"</text:p>
      <text:p text:style-name="P3"/>
      <text:p text:style-name="P8"><text:s/>max-width:100%;="" height:auto;="</text:p>
      <text:p text:style-name="P4"/>
      <text:p text:style-name="P4"/>
      <text:p text:style-name="P9">max-width="100%" height="auto" role="presentation" style="" class="img-responsive"</text:p>
      <text:p text:style-name="P4"/>
      <text:p text:style-name="P4"/>
      <text:p text:style-name="P4"/>
      <text:p text:style-name="P10"><text:span text:style-name="T1">faqiead.qi.edu.br/moodle draftfile.php/21117/use/draft/937285477/1%20sistemas%20de%20informa%c3%a7%c3%b5es%20gerenciais.png</text:span></text:p>
      <text:p text:style-name="P10"/>
      <text:p text:style-name="P10"/>
      <text:p text:style-name="P10"/>
      <text:p text:style-name="P10"/>
      <text:p text:style-name="P11"><text:span text:style-name="T2">&lt;p style="text-align: center;"&gt;&lt;img src="http://faqiead.qi.edu.br/moodle/draftfile.php/21117/user/draft/280879582/1%20Sistemas%20de%20Informa%C3%A7%C3%B5es%20Gerenciais.png" alt="Logo, inicial da disciplina de Sistema de informações de Informações Gerenciais - SIG - imagem de um homem sentado com vários elementos de sig a sua volta" max-width="100%" height="auto" role="presentation" style="" class="img-responsive"&gt;&lt;/p&gt;&lt;p style="text-align: center;"&gt;&lt;br&gt;&lt;/p&gt;&lt;p style="text-align: center;"&gt;&lt;br&gt;&lt;/p&gt;&lt;p style="text-align: center;"&gt;&lt;br&gt;&lt;/p&gt;</text:span></text:p>
      <text:p text:style-name="P11"/>
      <text:p text:style-name="P11"/>
      <text:p text:style-name="P11"/>
      <text:p text:style-name="P11"/>
      <text:p text:style-name="P11"/>
      <text:p text:style-name="P11"><text:span text:style-name="T3">yyyyyyyyyyyyyyyyyyyyy</text:span></text:p>
      <text:p text:style-name="P11"><text:span text:style-name="T3">&lt;p style="text-align: center;"&gt;&lt;img src="http://faqiead.qi.edu.br/moodle/brokenfile.php#/21117/user/draft/280879582/1%20Sistemas%20de%20Informa%C3%A7%C3%B5es%20Gerenciais.png" alt="Logo, inicial da disciplina de Sistema de informações de Informações Gerenciais - SIG - imagem de um homem sentado com vários elementos de sig a sua volta" max-width="100%" height="auto" role="presentation" style="" class="img-responsive"&gt;&lt;/p&gt;</text:span></text:p>
      <text:p text:style-name="P11"/>
      <text:p text:style-name="P11"/>
      <text:p text:style-name="P11"/>
      <text:p text:style-name="P11"><text:span text:style-name="T3">xxxxxxxxxxxxxxxxxx</text:span></text:p>
      <text:p text:style-name="P11"/>
      <text:p text:style-name="P11"/>
      <text:p text:style-name="P11"/>
      <text:p text:style-name="P11"/>
      <text:p text:style-name="P11"/>
      <text:p text:style-name="P11"><text:span text:style-name="T3">&lt;p style="text-align: center;"&gt;&lt;img src="http://faqiead.qi.edu.br/moodle/brokenfile.php#/21117/user/draft/988856074/1%20Sistemas%20de%20Informa%C3%A7%C3%B5es%20Gerenciais.png" alt="Logo, inicial da disciplina de Sistema de informações de Informações Gerenciais - SIG - imagem de um homem sentado com vários elementos de sig a sua volta" max-width="100%" height="auto" role="presentation" style="" class="img-responsive"&gt;&lt;br&gt;&lt;/p&gt;&lt;p style="text-align: center;"&gt;&lt;br&gt;&lt;/p&gt;&lt;p style="text-align: center;"&gt;&lt;br&gt;&lt;/p&gt;&lt;p style="text-align: center;"&gt;&lt;br&gt;&lt;/p&gt;yyyyyyyyyyyyyyyy</text:span></text:p>
      <text:p text:style-name="P11"><text:soft-page-break/></text:p>
      <text:p text:style-name="P12"/>
      <text:p text:style-name="P12"><text:span text:style-name="T4">&lt;span style="box-shadow: 0px 0px 10px rgba(0,0,0,.7); font-family: Verdana;"&gt;&lt;a href="http://faqiead.qi.edu.br/moodle/course/view.php?id=8&amp;amp;section=14" target="_blank" href="http://faqiead.qi.edu.br/moodle/course/view.php?id=8&amp;amp;section=14" target="_blank"&gt;Aula 13 - Comércio eletrônico (e-commerce)&lt;/a&gt;&lt;/span&gt;</text:span></text:p>
      <text:p text:style-name="P12"/>
      <text:p text:style-name="P12"/>
      <text:p text:style-name="P12"/>
      <text:p text:style-name="P16">&lt;!-- labelChat --&gt;</text:p>
      <text:p text:style-name="P16">&lt;p&gt;&lt;/p&gt;</text:p>
      <text:p text:style-name="P16">&lt;h4 style="border-bottom-style: solid; border-bottom-width: 2px; border-left-style: solid; border-left-width: 2px; border-bottom-left-radius: 5px; width: 90%; border-color: #b5b5b5; text-align: left;"&gt;&lt;span style="color: red;"&gt;&amp;nbsp;&lt;/span&gt;&lt;img src="http://faqiead.qi.edu.br/moodle/draftfile.php/21117/user/draft/286250539/aula.png" alt="icone de chamada para aula desta semana, um homenzinho azul com um livro e um microfone dando aula" width="40px" height="40px" class="img-responsive" &lt;="" p="" style="color: rgb(51, 51, 51); font-size: 14px; font-weight: 400;"&gt;&lt;span style="font-family: Verdana; color: red;"&gt;&amp;nbsp;Aula 13 - Comercio Eletrônico - <text:a xlink:type="simple" xlink:href="mailto:e-c@mmerce">e-c@mmerce</text:a>&lt;/span&gt;&lt;/h4&gt;</text:p>
      <text:p text:style-name="P16"/>
      <text:p text:style-name="P16"/>
      <text:p text:style-name="P16"/>
      <text:p text:style-name="P17">&lt;!-- labelChat --&gt;</text:p>
      <text:p text:style-name="P17">&lt;p&gt;&lt;/p&gt;</text:p>
      <text:p text:style-name="P17">&lt;h4 style="border-bottom-style: solid; border-bottom-width: 2px; border-left-style: solid; border-left-width: 2px; border-bottom-left-radius: 5px; width: 90%; border-color: #b5b5b5; text-align: left;"&gt;&lt;span style="color: red;"&gt;&amp;nbsp;&lt;/span&gt;&lt;img src="http://faqiead.qi.edu.br/moodle/draftfile.php/21117/user/draft/286250539/aula.png" alt="icone de chamada para aula desta semana, um homenzinho azul com um livro e um microfone dando aula" width="40px" height="40px" class="img-responsive" &lt;="" p="" &lt;span="" style="font-family: Verdana; color: red;"&gt;&amp;nbsp;Aula 13 - Comercio Eletrônico - e-c@mmerce&lt;/h4&gt;</text:p>
      <text:p text:style-name="P17"/>
      <text:p text:style-name="P17"/>
      <text:p text:style-name="P17">&lt;p&gt;&lt;br&gt;&lt;/p&gt;&lt;p&gt;&lt;br&gt;&lt;/p&gt;&lt;p&gt;nnnnnnnnnnnnnnnnnnnnnnnnnnnnnnnnnnnnnnnnnnnnn&lt;/p&gt;</text:p>
      <text:p text:style-name="P17"/>
      <text:p text:style-name="P17"/>
      <text:p text:style-name="P17">&lt;!-- labelChat --&gt;</text:p>
      <text:p text:style-name="P17">&lt;p&gt;&lt;/p&gt;</text:p>
      <text:p text:style-name="P17">&lt;h4 style="color: red; border-bottom-style: solid; border-bottom-width: 2px; border-left-style: solid; border-left-width: 2px; border-bottom-left-radius: 50px; width: 90%; border-color: #b5b5b5; text-align: left;"&gt;&amp;nbsp; &amp;nbsp; &amp;nbsp;&lt;img src="http://faqiead.qi.edu.br/moodle/draftfile.php/21117/user/draft/286250539/aula.png" alt="icone de chamada para aula desta semana, um homenzinho azul com um livro e um microfone dando aula" width="40px" height="40px" class="img-responsive" &lt;="" p="" &lt;span="" style="font-family: Verdana; color: red;"&gt;&amp;nbsp;Aula 13 - Comercio Eletrônico - e-c@mmerce&lt;/h4&gt;</text:p>
      <text:p text:style-name="P17"/>
      <text:p text:style-name="P17"/>
      <text:p text:style-name="P17">&lt;p&gt;&lt;br&gt;&lt;/p&gt;&lt;p&gt;&lt;br&gt;&lt;/p&gt;&lt;p&gt;nnnnnnnnnnnnnnnnnnnnnnnnnnnnnnnnnnnnnnnnnnnnn&lt;/p&gt;</text:p>
      <text:p text:style-name="P17">mmmmmmmmmmmmm</text:p>
      <text:p text:style-name="P17">&lt;!-- labelChat --&gt;</text:p>
      <text:p text:style-name="P17">&lt;p&gt;&lt;/p&gt;</text:p>
      <text:p text:style-name="P17">&lt;h4 style="color: red; border-bottom-style: solid; border-bottom-width: 2px; border-left-style: <text:soft-page-break/>solid; border-left-width: 2px; border-bottom-left-radius: 50px; width: 90%; border-color: #b5b5b5; text-align: left;"&gt;&amp;nbsp; &amp;nbsp; &amp;nbsp;&lt;img src="http://faqiead.qi.edu.br/moodle/draftfile.php/21117/user/draft/286250539/aula.png" alt="icone de chamada para aula desta semana, um homenzinho azul com um livro e um microfone dando aula" width="40px" height="40px" class="img-responsive" &lt;="" p="" &lt;span="" style="font-family: Verdana; color: red;"&gt;&amp;nbsp;Aula 13 - Comercio Eletrônico - e-c@mmerce&lt;/h4&gt;</text:p>
      <text:p text:style-name="P17"/>
      <text:p text:style-name="P17"/>
      <text:p text:style-name="P17">&lt;p&gt;&lt;br&gt;&lt;/p&gt;&lt;p&gt;&lt;br&gt;&lt;/p&gt;&lt;p&gt;nnnnnnnnnnnnnnnnnnnnnnnnnnnnnnnnnnnnnnnnnnnnn&lt;/p&gt;</text:p>
      <text:p text:style-name="P12"/>
      <text:p text:style-name="P13">⁠</text:p>
      <text:p text:style-name="P14">⁠<text:span text:style-name="T5">qqqqqqqqqqqqqqqqqqqqqqqqq</text:span></text:p>
      <text:p text:style-name="P14"><text:span text:style-name="T5">&lt;h1 style="font-family:Arial, sans-serif; font-size: 16pt; color: red; border-bottom-style: solid; border-bottom-width: 2px; border-left-style: solid; border-left-width: 2px; border-bottom-left-radius: 50px; width: 90%; border-color: #b5b5b5; text-align: left;"&gt;&amp;nbsp; &amp;nbsp; &amp;nbsp;&lt;img src="http://faqiead.qi.edu.br/moodle/draftfile.php/21117/user/draft/286250539/aula.png" alt="icone de chamada para aula desta semana, um homenzinho azul com um livro e um microfone dando aula" width="40px" height="40px" class="img-responsive" &lt;="" p="" &lt;span="" style="font-family: Verdana; color: red; "&gt;&amp;nbsp;Aula 13 - Comercio Eletrônico - </text:span><text:a xlink:type="simple" xlink:href="mailto:e-c@mmerce"><text:span text:style-name="T5">e-c@mmerce</text:span></text:a><text:span text:style-name="T5">&lt;/h1&gt;&lt;p&gt;&lt;br&gt;&lt;/p&gt;&lt;p&gt;&lt;br&gt;&lt;/p&gt;&lt;p&gt;&lt;br&gt;&lt;/p&gt;</text:span></text:p>
      <text:p text:style-name="P14"/>
      <text:p text:style-name="P14"/>
      <text:p text:style-name="P14"><text:span text:style-name="T5">wwwwwwwwwwwwww</text:span></text:p>
      <text:p text:style-name="P15"><text:span text:style-name="T5">&lt;h1 style="font-family:Arial, sans-serif; font-size: 16pt; color: red; border-bottom-style: solid; border-bottom-width: 2px; border-left-style: solid; border-left-width: 2px; border-bottom-left-radius: 50px; width: 90%; border-color: #b5b5b5; text-align: left;"&gt;&amp;nbsp; &amp;nbsp; &amp;nbsp;&lt;img src="http://faqiead.qi.edu.br/moodle/draftfile.php/21117/user/draft/286250539/aula.png" alt="icone de chamada para aula desta semana, um homenzinho azul com um livro e um microfone dando aula" width="40px" height="40px" class="img-responsive" &lt;span="" style=" "&gt;Aula 13 - Comercio Eletrônico - </text:span><text:a xlink:type="simple" xlink:href="mailto:e-c@mmerce"><text:span text:style-name="T5">e-c@mmerce</text:span></text:a><text:span text:style-name="T5">&lt;/h1&gt;</text:span></text:p>
      <text:p text:style-name="P15"/>
      <text:p text:style-name="P15"><text:span text:style-name="T6">olha que legal</text:span></text:p>
      <text:p text:style-name="P15"/>
      <text:p text:style-name="P15"><text:span text:style-name="T6">&lt;div style="background:#9B30FF; color:#fff; border: #68228B 10px solid; padding: 10px; -moz-border-radius:0 20px;-webkit-border-radius:0 20px;border-radius:0 20px;"&gt;Este texto você visualiza com as bordas arredondadas, se você não estiver usando o Internet Explorer.&lt;/div&gt;</text:span></text:p>
      <text:p text:style-name="P15"/>
      <text:p text:style-name="P15"/>
      <text:p text:style-name="P15"/>
      <text:p text:style-name="P15"/>
      <text:p text:style-name="P15"><text:span text:style-name="T6">&lt;h1 style="text-shadow:2px 2px 21px #000; padding:15px 15px 15px 0px; margin:0px 5px 0px; box-shadow: 5px 5px 5px rgba(0,0,0,.5); background-color:#ccc; font-family:Arial, sans-serif; font-size: 14pt; color: #fff; border-bottom-style: solid; border-bottom-width: 2px; border-left-style: solid; border-left-width: 2px; border-bottom-left-radius:-50px; border-bottom-left-radius:50px; border-bottom-right-radius: 50px; max-width:98%; height: auto; role: presentation; class=" img-responsive";="" border-color:#505050;="" text-align:left;=""&gt;&amp;nbsp; &amp;nbsp; &amp;nbsp;&lt;a href="http://faqiead.qi.edu.br/moodle/course/view.php?id=8&amp;amp;section=14" target="_blank"&gt;&lt;img src="http://faqiead.qi.edu.br/moodle/draftfile.php/21117/user/draft/87186982/aula.png" alt="icone de chamada para aula desta semana, um homenzinho azul com um livro e um microfone dando aula" width="30px" height="30px" class="img-responsive" &lt;span="" style=" "&gt;&amp;nbsp;Aula 13 - Comercio Eletrônico - e-c@mmerce&lt;/a&gt;&lt;/h1&gt;</text:span></text:p>
      <text:p text:style-name="P15"><text:soft-page-break/></text:p>
      <text:p text:style-name="P15"><text:span text:style-name="T6">xxxxxxxxxxxxxxxxxxxxxxxxxx&lt;p&gt;&lt;br&gt;&lt;/p&gt;&lt;h1 style=" background: #FFFFE2; border: 1px solid #ccc; margin-top: 10px; margin-bottom: 10px; padding: 5px; text-align: center; display: block; border-radius: 10px 20px 30px10px; -moz-border-radius: 10px;-webkit-border-radius: 10px; max-width: 98%; height: auto; role: presentation; class=" img-responsive";="" border-color:#505050;="" text-align:left;=""&gt;&amp;nbsp; &amp;nbsp; &amp;nbsp;&lt;a href="http://faqiead.qi.edu.br/moodle/course/view.php?id=8&amp;amp;section=14" target="_blank"&gt;&lt;img src="http://faqiead.qi.edu.br/moodle/draftfile.php/21117/user/draft/87186982/aula.png" alt="icone de chamada para aula desta semana, um homenzinho azul com um livro e um microfone dando aula" width="30px" height="30px" class="img-responsive" &lt;span="" style=" "&gt;&amp;nbsp;Aula 13 - Comercio Eletrônico - e-c@mmerce&lt;/a&gt;&lt;/h1&gt;&lt;p&gt;&lt;/p&gt;</text:span></text:p>
      <text:p text:style-name="P15"/>
      <text:p text:style-name="P15"><text:span text:style-name="T6">xxxxxxxxxxxxxxxxxxxxxxxxxx</text:span>⁠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2T00:10:16.298392197</meta:creation-date>
    <meta:editing-duration>PT2H8M21S</meta:editing-duration>
    <meta:editing-cycles>3</meta:editing-cycles>
    <meta:generator>LibreOffice/4.2.8.2$Linux_x86 LibreOffice_project/420m0$Build-2</meta:generator>
    <dc:date>2015-11-12T04:49:56.364819657</dc:date>
    <meta:document-statistic meta:table-count="0" meta:image-count="0" meta:object-count="0" meta:page-count="5" meta:paragraph-count="58" meta:word-count="1000" meta:character-count="10489" meta:non-whitespace-character-count="9441"/>
  </office:meta>
</office:document-meta>
</file>